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69D500007A9454F70196064D97A0.wmf" manifest:media-type="image/x-wmf"/>
  <manifest:file-entry manifest:full-path="Pictures/10000000000000C3000000A25316F5EFE5CCB622.png" manifest:media-type="image/png"/>
  <manifest:file-entry manifest:full-path="Pictures/10000000000000C3000000A2EF0D2EE19FDDA8F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enlo" svg:font-family="Menlo, Monaco, Consolas, 'Courier New', monospace"/>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officeooo:rsid="00dd0b04" officeooo:paragraph-rsid="00dd0b04" fo:background-color="transparent" style:font-size-asian="8pt"/>
    </style:style>
    <style:style style:name="P4"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center" style:justify-single-word="false" style:snap-to-layout-grid="false"/>
      <style:text-properties style:font-name="Arial" fo:font-size="8pt" fo:language="ca" fo:country="ES" officeooo:rsid="00dd0b04" officeooo:paragraph-rsid="00dd0b04" fo:background-color="transparent" style:font-size-asian="8pt"/>
    </style:style>
    <style:style style:name="P1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3" style:family="paragraph" style:parent-style-name="Text_20_body">
      <style:paragraph-properties fo:text-align="center" style:justify-single-word="false"/>
      <style:text-properties style:font-name="Arial1" fo:font-size="8pt" fo:background-color="#ffff00"/>
    </style:style>
    <style:style style:name="P14" style:family="paragraph" style:parent-style-name="Text_20_body">
      <style:text-properties fo:font-size="10pt" fo:font-weight="bold" officeooo:rsid="00fe6337" officeooo:paragraph-rsid="00fe6337" style:font-size-asian="10pt" style:font-weight-asian="bold" style:font-size-complex="10pt" style:font-weight-complex="bold"/>
    </style:style>
    <style:style style:name="P15" style:family="paragraph" style:parent-style-name="Text_20_body">
      <style:text-properties fo:font-size="10pt" officeooo:rsid="00591206" officeooo:paragraph-rsid="00fa9316" style:font-size-asian="10pt" style:font-size-complex="10pt"/>
    </style:style>
    <style:style style:name="P16" style:family="paragraph" style:parent-style-name="Text_20_body">
      <style:text-properties fo:font-size="10pt" officeooo:rsid="00591206" officeooo:paragraph-rsid="00fe6337" style:font-size-asian="10pt" style:font-size-complex="10pt"/>
    </style:style>
    <style:style style:name="P17" style:family="paragraph" style:parent-style-name="Text_20_body">
      <style:text-properties fo:font-size="10pt" officeooo:rsid="00fe6337" officeooo:paragraph-rsid="00fe6337" style:font-size-asian="10pt" style:font-size-complex="10pt"/>
    </style:style>
    <style:style style:name="P18" style:family="paragraph" style:parent-style-name="Text_20_body">
      <style:text-properties fo:color="#000000" style:font-name="aRIAL" fo:font-size="11pt" fo:language="ca" fo:country="ES" fo:font-style="normal" fo:font-weight="bold" officeooo:rsid="00788bab" officeooo:paragraph-rsid="00fe6337" fo:background-color="transparen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19" style:family="paragraph" style:parent-style-name="Text_20_body">
      <style:text-properties fo:color="#000000" style:font-name="aRIAL" fo:font-size="11pt" fo:language="ca" fo:country="ES" fo:font-style="normal" fo:font-weight="normal" officeooo:rsid="00fe6337" officeooo:paragraph-rsid="00fe6337"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0" style:family="paragraph" style:parent-style-name="Text_20_body">
      <style:text-properties fo:color="#000000" style:font-name="Arial" fo:font-size="10pt" fo:language="ca" fo:country="ES" fo:font-weight="bold" officeooo:rsid="00fe6337" officeooo:paragraph-rsid="00fe6337" style:font-name-asian="Times New Roman" style:font-size-asian="10pt" style:font-weight-asian="bold" style:font-name-complex="Times New Roman" style:font-size-complex="10pt" style:language-complex="ar" style:country-complex="SA" style:font-weight-complex="bold"/>
    </style:style>
    <style:style style:name="P21" style:family="paragraph" style:parent-style-name="Text_20_body">
      <style:text-properties fo:color="#000000" style:text-position="0% 100%" style:font-name="aRIAL" fo:font-size="11pt" fo:language="ca" fo:country="ES" fo:font-style="normal" fo:font-weight="bold" officeooo:rsid="00fe6337" officeooo:paragraph-rsid="00ff6ac8"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22" style:family="paragraph" style:parent-style-name="Text_20_body">
      <style:text-properties fo:color="#000000" style:text-position="0% 100%" style:font-name="aRIAL" fo:font-size="10pt" fo:language="ca" fo:country="ES" fo:font-style="normal" fo:font-weight="normal" officeooo:rsid="00591206" officeooo:paragraph-rsid="00ff6ac8"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23" style:family="paragraph" style:parent-style-name="Text_20_body">
      <style:text-properties fo:color="#000000" style:text-position="0% 100%" style:font-name="aRIAL" fo:font-size="10pt" fo:language="ca" fo:country="ES" fo:font-style="normal" fo:font-weight="normal" officeooo:rsid="0101013e" officeooo:paragraph-rsid="0101013e"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24" style:family="paragraph" style:parent-style-name="Text_20_body">
      <style:text-properties style:use-window-font-color="true" style:text-position="0% 100%" style:font-name="Times New Roman" fo:font-size="11pt" fo:language="ca" fo:country="ES" fo:font-style="normal" fo:font-weight="normal" officeooo:rsid="00282ee5" officeooo:paragraph-rsid="00fe63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26" style:family="paragraph" style:parent-style-name="Standard">
      <style:text-properties fo:color="#000000" style:font-name="aRIAL" fo:font-size="11pt" fo:language="ca" fo:country="ES" fo:font-style="normal" fo:font-weight="bold" officeooo:rsid="00fe6337" officeooo:paragraph-rsid="00fe6337"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27"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28" style:family="paragraph" style:parent-style-name="Standard">
      <loext:graphic-properties draw:fill="solid" draw:fill-color="#c0c0c0" draw:opacity="100%"/>
      <style:paragraph-properties fo:text-align="center" style:justify-single-word="false" fo:background-color="#c0c0c0"/>
      <style:text-properties fo:language="ca" fo:country="ES" officeooo:paragraph-rsid="00d4e7dd" style:language-complex="ar" style:country-complex="SA"/>
    </style:style>
    <style:style style:name="P29" style:family="paragraph" style:parent-style-name="Standard">
      <style:text-properties fo:language="ca" fo:country="ES" officeooo:paragraph-rsid="00ff6ac8" fo:background-color="#ffff00" style:language-complex="ar" style:country-complex="SA"/>
    </style:style>
    <style:style style:name="P30"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31"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3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33"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34"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35"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d77502" officeooo:paragraph-rsid="00d77502" style:font-size-asian="11pt" style:font-weight-asian="bold" style:font-name-complex="Arial" style:font-size-complex="11pt" style:language-complex="ar" style:country-complex="SA" style:font-weight-complex="bold"/>
    </style:style>
    <style:style style:name="P3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paragraph-rsid="00ff6ac8" style:font-size-asian="11pt" style:font-weight-asian="bold" style:font-name-complex="Arial" style:font-size-complex="11pt" style:language-complex="ar" style:country-complex="SA" style:font-weight-complex="bold"/>
    </style:style>
    <style:style style:name="P37" style:family="paragraph" style:parent-style-name="Standard">
      <style:paragraph-properties fo:margin-top="0cm" fo:margin-bottom="0cm" loext:contextual-spacing="false" fo:text-align="justify" style:justify-single-word="false" fo:orphans="2" fo:widows="2" style:writing-mode="lr-tb"/>
      <style:text-properties fo:color="#000000" style:font-name="Arial" fo:font-size="10pt" fo:language="ca" fo:country="ES" officeooo:rsid="00d551b8" officeooo:paragraph-rsid="00ff6ac8" fo:background-color="transparent" style:font-name-asian="Times New Roman" style:font-size-asian="10pt" style:font-name-complex="Arial" style:font-size-complex="10pt" style:language-complex="ar" style:country-complex="SA"/>
    </style:style>
    <style:style style:name="P38"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39"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0"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41" style:family="paragraph" style:parent-style-name="Text_20_body" style:list-style-name="L1">
      <style:text-properties fo:font-size="10pt" officeooo:rsid="00fe6337" officeooo:paragraph-rsid="00fe6337" style:font-size-asian="10pt" style:font-size-complex="10pt"/>
    </style:style>
    <style:style style:name="P42" style:family="paragraph" style:parent-style-name="Text_20_body" style:list-style-name="L2">
      <style:text-properties fo:font-size="10pt" officeooo:rsid="00fe6337" officeooo:paragraph-rsid="00fe6337" style:font-size-asian="10pt" style:font-size-complex="10pt"/>
    </style:style>
    <style:style style:name="P43" style:family="paragraph" style:parent-style-name="Text_20_body" style:list-style-name="L3">
      <style:text-properties fo:font-size="10pt" officeooo:rsid="00fe6337" officeooo:paragraph-rsid="00fe6337" style:font-size-asian="10pt" style:font-size-complex="10pt"/>
    </style:style>
    <style:style style:name="P44" style:family="paragraph" style:parent-style-name="Text_20_body">
      <style:text-properties fo:color="#000000" style:text-position="0% 100%" style:font-name="aRIAL" fo:font-size="10pt" fo:language="ca" fo:country="ES" fo:font-style="normal" fo:font-weight="normal" officeooo:rsid="0101013e" officeooo:paragraph-rsid="0101013e"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5" style:family="paragraph" style:parent-style-name="Text_20_body">
      <style:text-properties fo:color="#000000" style:text-position="0% 100%" style:font-name="aRIAL" fo:font-size="10pt" fo:language="ca" fo:country="ES" fo:font-style="normal" fo:font-weight="normal" officeooo:rsid="0101691b" officeooo:paragraph-rsid="0101691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6" style:family="paragraph" style:parent-style-name="Text_20_body">
      <style:text-properties fo:color="#000000" style:text-position="0% 100%" style:font-name="aRIAL" fo:font-size="11pt" fo:language="ca" fo:country="ES" fo:font-style="normal" fo:font-weight="bold" officeooo:rsid="00fe6337" officeooo:paragraph-rsid="0101691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47" style:family="paragraph" style:parent-style-name="Text_20_body">
      <style:text-properties officeooo:paragraph-rsid="0101691b"/>
    </style:style>
    <style:style style:name="P48" style:family="paragraph" style:parent-style-name="Text_20_body">
      <style:text-properties officeooo:rsid="0101691b" officeooo:paragraph-rsid="0101691b"/>
    </style:style>
    <style:style style:name="P49"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50" style:family="paragraph" style:parent-style-name="Heading_20_1">
      <style:text-properties fo:color="#000000" style:font-name="aRIAL" fo:font-size="11pt" fo:language="ca" fo:country="ES" fo:font-style="normal" fo:font-weight="bold" officeooo:rsid="00788bab" fo:background-color="transparen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51"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officeooo:rsid="00dd0b04" style:font-size-asian="8pt"/>
    </style:style>
    <style:style style:name="T3" style:family="text">
      <style:text-properties style:font-name="Arial1" fo:font-size="8pt" fo:language="ca" fo:country="ES" officeooo:rsid="00f99a77" style:font-size-asian="8pt"/>
    </style:style>
    <style:style style:name="T4" style:family="text">
      <style:text-properties officeooo:rsid="00ee881c"/>
    </style:style>
    <style:style style:name="T5" style:family="text">
      <style:text-properties style:font-name="Arial" fo:font-size="8pt" fo:language="ca" fo:country="ES" style:font-size-asian="8pt"/>
    </style:style>
    <style:style style:name="T6" style:family="text">
      <style:text-properties style:font-name="Arial" fo:font-size="8pt" fo:language="ca" fo:country="ES" style:font-size-asian="8pt" style:font-name-complex="Arial" style:font-size-complex="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style:font-size-asian="8pt" style:font-name-complex="Arial" style:font-size-complex="8pt"/>
    </style:style>
    <style:style style:name="T9" style:family="text">
      <style:text-properties style:font-name="Arial" fo:font-size="16pt" fo:font-weight="bold" fo:background-color="transparent" loext:char-shading-value="0" style:font-size-asian="16pt" style:font-weight-asian="bold" style:font-size-complex="16pt"/>
    </style:style>
    <style:style style:name="T10" style:family="text">
      <style:text-properties style:font-name="Arial" fo:font-size="16pt" fo:font-weight="bold" style:font-size-asian="16pt" style:font-weight-asian="bold" style:font-size-complex="16pt"/>
    </style:style>
    <style:style style:name="T11" style:family="text">
      <style:text-properties officeooo:rsid="00dd0b04"/>
    </style:style>
    <style:style style:name="T12" style:family="text">
      <style:text-properties fo:font-size="16pt" style:font-size-asian="16pt" style:font-size-complex="16pt"/>
    </style:style>
    <style:style style:name="T13" style:family="text">
      <style:text-properties fo:font-size="16pt" fo:background-color="transparent" loext:char-shading-value="0" style:font-size-asian="16pt" style:font-size-complex="16pt"/>
    </style:style>
    <style:style style:name="T14" style:family="text">
      <style:text-properties style:font-weight-complex="normal"/>
    </style:style>
    <style:style style:name="T15" style:family="text">
      <style:text-properties style:font-name="Arial Black" fo:font-size="24pt" officeooo:rsid="00d4e7dd" fo:background-color="transparent" loext:char-shading-value="0" style:font-size-asian="24pt" style:font-size-complex="24pt" style:font-weight-complex="bold"/>
    </style:style>
    <style:style style:name="T16" style:family="text">
      <style:text-properties style:font-name="Arial Black" fo:font-size="24pt" officeooo:rsid="00f437e2" fo:background-color="transparent" loext:char-shading-value="0" style:font-size-asian="24pt" style:font-size-complex="24pt" style:font-weight-complex="bold"/>
    </style:style>
    <style:style style:name="T17" style:family="text">
      <style:text-properties style:font-name="Arial Black" fo:font-size="24pt" officeooo:rsid="00fe6337" fo:background-color="transparent" loext:char-shading-value="0" style:font-size-asian="24pt" style:font-size-complex="24pt" style:font-weight-complex="bold"/>
    </style:style>
    <style:style style:name="T18" style:family="text">
      <style:text-properties fo:font-size="10pt" officeooo:rsid="00591206" style:font-size-asian="10pt" style:font-size-complex="10pt"/>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d5d910"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01691b" style:font-style-asian="normal" style:font-weight-asian="normal" style:font-style-complex="normal" style:font-weight-complex="normal"/>
    </style:style>
    <style:style style:name="T25" style:family="text">
      <style:text-properties officeooo:rsid="0101691b"/>
    </style:style>
    <style:style style:name="T26" style:family="text">
      <style:text-properties fo:color="#000000" style:text-position="0% 100%" style:font-name="aRIAL" fo:font-size="10pt" fo:language="ca" fo:country="ES" fo:font-style="normal" fo:font-weight="normal" officeooo:rsid="0101691b" fo:background-color="transparent" loext:char-shading-value="0"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9">2251</text:span><text:span text:style-name="T10"> CFG</text:span><text:span text:style-name="T9">S Administració de Sistemes Informàtics</text:span></text:p>
      <text:p text:style-name="P30">2252 CFGS Desenvolupament d'Aplicacions Multiplataforma</text:p>
      <text:h text:style-name="P49" text:outline-level="1"><text:span text:style-name="T13">Mòdul 3</text:span><text:span text:style-name="T12"> – Programació bàsica</text:span></text:h>
      <text:h text:style-name="P51" text:outline-level="1">UF2 – <text:span text:style-name="T14">Programació modular</text:span></text:h>
      <text:p text:style-name="P28"><text:span text:style-name="T15">Informe de lliurament </text:span><text:span text:style-name="T16">A50</text:span><text:span text:style-name="T17">1</text:span></text:p>
      <text:p text:style-name="P27"/>
      <text:p text:style-name="P33"/>
      <text:p text:style-name="P33"/>
      <text:p text:style-name="P33"/>
      <text:p text:style-name="P36">Forma i dates de lliurament</text:p>
      <text:p text:style-name="P29"/>
      <text:p text:style-name="P37">En cas que hagueu de lliurar diversos fitxers, comprimiu-los tots en un format <text:span text:style-name="T19">ZIP</text:span><text:span text:style-name="T21"> </text:span><text:span text:style-name="T22">incloeu aquest document prèviament omplert en el fitxer comprimit i lliureu-lo a la bústia de de lliuraments de la unitat 4 abans de la data límit. Intenteu respectar sempre la data recomanada.</text:span></text:p>
      <text:p text:style-name="P34"/>
      <text:p text:style-name="P35">Informe<text:bookmark-start text:name="__DdeLink__3243_1392924193"/></text:p>
      <text:h text:style-name="P50" text:outline-level="1"><text:bookmark-end text:name="__DdeLink__3243_1392924193"/></text:h>
      <text:p text:style-name="P26">Debat 1. Creació de codi reutilitzable. Comparació de codi entre iguals.</text:p>
      <text:p text:style-name="P18"/>
      <text:p text:style-name="P19">Indiqueu aquí el vostre nom: <text:span text:style-name="T18">_____________________________________________________________</text:span></text:p>
      <text:p text:style-name="P19">Indiqueu aquí el nom del company que ha escrit el codi que comparareu: <text:span text:style-name="T18">______________________ ______________________________________________________________________________________</text:span></text:p>
      <text:p text:style-name="P18"/>
      <text:p text:style-name="P15"/>
      <text:p text:style-name="P14">Qüestions sobre el vostre codi: </text:p>
      <text:p text:style-name="P15"/>
      <text:list xml:id="list9200523161659116431" text:style-name="L1">
        <text:list-item>
          <text:p text:style-name="P41">Quantes funcions heu acabat escrivint?</text:p>
        </text:list-item>
        <text:list-item>
          <text:p text:style-name="P41">Quantes d'aquestes creieu que són reutilitzables?</text:p>
        </text:list-item>
      </text:list>
      <text:p text:style-name="P15"/>
      <text:p text:style-name="P14">Qüestions sobre el codi del vostre company: </text:p>
      <text:p text:style-name="P16"/>
      <text:list xml:id="list4373802997902407353" text:style-name="L2">
        <text:list-item>
          <text:p text:style-name="P42">Quantes funcions ha escrit?</text:p>
        </text:list-item>
        <text:list-item>
          <text:p text:style-name="P42">Quantes d'aquestes són reutilitzables?</text:p>
        </text:list-item>
      </text:list>
      <text:p text:style-name="P17"/>
      <text:p text:style-name="P20">Comparació:</text:p>
      <text:p text:style-name="P17"/>
      <text:list xml:id="list6203115845520168190" text:style-name="L3">
        <text:list-item>
          <text:p text:style-name="P43">Quin des dos codis (el del teu company i el teu) es pot considerar més reutilitzable?</text:p>
        </text:list-item>
        <text:list-item>
          <text:p text:style-name="P43">Descriu breument una situació en la que sigui possible reutilitzar una funció de codi més reutilitzable però no del que ho sigui menys. En cas que no hi hagi diferencies substancials entre <text:s/>ambdós codis, inventeu una situació en la que sigui possible la reutilització d'alguna de les funcions.</text:p>
        </text:list-item>
      </text:list>
      <text:p text:style-name="P24"/>
      <text:p text:style-name="P21"/>
      <text:p text:style-name="P21"/>
      <text:p text:style-name="P21">Tasca 2</text:p>
      <text:p text:style-name="P22"/>
      <text:p text:style-name="P23">Has aconseguit implementar les 3 funcions de la classe Strings amb èxit?</text:p>
      <text:p text:style-name="P23"/>
      <text:p text:style-name="P23">Has verificat la mida a la funció de prova?</text:p>
      <text:p text:style-name="P23"/>
      <text:p text:style-name="P23">Has fet una verificació prou exhaustiva? </text:p>
      <text:p text:style-name="P23"/>
      <text:p text:style-name="P46"><text:soft-page-break/>Tasca <text:span text:style-name="T25">3</text:span></text:p>
      <text:p text:style-name="P45"/>
      <text:p text:style-name="P47"><text:span text:style-name="T26">Com declararies una variable del tipus </text:span><text:span text:style-name="T20">DadesJocDames</text:span><text:span text:style-name="T23">?</text:span></text:p>
      <text:p text:style-name="P47"><text:span text:style-name="T23"/></text:p>
      <text:p text:style-name="P47"><text:span text:style-name="T23">Com inicialitzaries la variable anterior saben que el tipus compost de dades </text:span><text:span text:style-name="T24">respon a la opció 2?</text:span></text:p>
      <text:p text:style-name="P47"><text:span text:style-name="T24"/></text:p>
      <text:p text:style-name="P48"><text:span text:style-name="T24">Q</text:span><text:span text:style-name="T23">uina de les 3 opcions utilitzaries tu si haguessis de fer una aplicació per jugar a Dames?</text:span></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enlo" svg:font-family="Menlo, Monaco, Consolas, 'Courier New', monospace"/>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loext: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fo:font-family="'Courier New'" style:font-family-generic="modern" style:font-pitch="fixed"/>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fo:font-family="'Courier New'" style:font-family-generic="modern" style:font-pitch="fixed"/>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fo:font-family="'Courier New'" style:font-family-generic="modern" style:font-pitch="fixed"/>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fo:font-family="'Courier New'" style:font-family-generic="modern" style:font-pitch="fixed"/>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fo:font-family="'Courier New'" style:font-family-generic="modern" style:font-pitch="fixed"/>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fo:font-family="'Courier New'" style:font-family-generic="modern" style:font-pitch="fixed"/>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fo:font-family="'Courier New'" style:font-family-generic="modern" style:font-pitch="fixed"/>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fo:font-family="'Courier New'" style:font-family-generic="modern" style:font-pitch="fixed"/>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fo:font-family="'Courier New'" style:font-family-generic="modern" style:font-pitch="fixed"/>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fo:font-family="'Courier New'" style:font-family-generic="modern" style:font-pitch="fixed"/>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fo:font-family="'Courier New'" style:font-family-generic="modern" style:font-pitch="fixed"/>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fo:font-family="'Courier New'" style:font-family-generic="modern" style:font-pitch="fixed"/>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fo:font-family="'Courier New'" style:font-family-generic="modern" style:font-pitch="fixed"/>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fo:font-family="'Courier New'" style:font-family-generic="modern" style:font-pitch="fixed"/>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fo:font-family="'Courier New'" style:font-family-generic="modern" style:font-pitch="fixed"/>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fo:font-family="'Courier New'" style:font-family-generic="modern" style:font-pitch="fixed"/>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fo:font-family="'Courier New'" style:font-family-generic="modern" style:font-pitch="fixed"/>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fo:font-family="'Courier New'" style:font-family-generic="modern" style:font-pitch="fixed"/>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fo:font-family="'Courier New'" style:font-family-generic="modern" style:font-pitch="fixed"/>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fo:font-family="'Courier New'" style:font-family-generic="modern" style:font-pitch="fixed"/>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fo:font-family="'Courier New'" style:font-family-generic="modern" style:font-pitch="fixed"/>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fo:font-family="'Courier New'" style:font-family-generic="modern" style:font-pitch="fixed"/>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fo:font-family="'Courier New'" style:font-family-generic="modern" style:font-pitch="fixed"/>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fo:font-family="'Courier New'" style:font-family-generic="modern" style:font-pitch="fixed"/>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fo:font-family="'Courier New'" style:font-family-generic="modern" style:font-pitch="fixed"/>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fo:font-family="'Courier New'" style:font-family-generic="modern" style:font-pitch="fixed"/>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fo:font-family="'Courier New'" style:font-family-generic="modern" style:font-pitch="fixed"/>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fo:font-family="'Courier New'" style:font-family-generic="modern" style:font-pitch="fixed"/>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fo:font-family="'Courier New'" style:font-family-generic="modern" style:font-pitch="fixed"/>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fo:font-family="'Courier New'" style:font-family-generic="modern" style:font-pitch="fixed"/>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fo:font-family="'Courier New'" style:font-family-generic="modern" style:font-pitch="fixed"/>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fo:font-family="'Courier New'" style:font-family-generic="modern" style:font-pitch="fixed"/>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fo:font-family="'Courier New'" style:font-family-generic="modern" style:font-pitch="fixed"/>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fo:font-family="'Courier New'" style:font-family-generic="modern" style:font-pitch="fixed"/>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fo:font-family="'Courier New'" style:font-family-generic="modern" style:font-pitch="fixed"/>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fo:font-family="'Courier New'" style:font-family-generic="modern" style:font-pitch="fixed"/>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fo:font-family="'Courier New'" style:font-family-generic="modern" style:font-pitch="fixed"/>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fo:font-family="'Courier New'" style:font-family-generic="modern" style:font-pitch="fixed"/>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fo:font-family="'Courier New'" style:font-family-generic="modern" style:font-pitch="fixed"/>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background-color="transparent" fo:padding-left="0.123cm" fo:padding-right="0.123cm" fo:padding-top="0cm" fo:padding-bottom="0cm" fo:border="0.5pt solid #000000" style:writing-mode="lr-tb">
        <style:background-image/>
      </style:table-cell-properties>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officeooo:rsid="00dd0b04" officeooo:paragraph-rsid="00dd0b04"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officeooo:rsid="00dd0b04" officeooo:paragraph-rsid="00dd0b04" fo:background-color="transparent" style:font-size-asian="8pt"/>
    </style:style>
    <style:style style:name="MP10"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7"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1" fo:font-size="8pt" fo:language="ca" fo:country="ES" officeooo:rsid="00dd0b04" style:font-size-asian="8pt"/>
    </style:style>
    <style:style style:name="MT3" style:family="text">
      <style:text-properties style:font-name="Arial1" fo:font-size="8pt" fo:language="ca" fo:country="ES" officeooo:rsid="00f99a77" style:font-size-asian="8pt"/>
    </style:style>
    <style:style style:name="MT4" style:family="text">
      <style:text-properties officeooo:rsid="00ee881c"/>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dd0b04"/>
    </style:style>
    <style:style style:name="MT8" style:family="text">
      <style:text-properties style:font-name="Arial" fo:font-size="8pt" fo:language="ca" fo:country="ES" style:font-size-asian="8pt"/>
    </style:style>
    <style:style style:name="MT9" style:family="text">
      <style:text-properties style:font-name="Arial" fo:font-size="8pt" fo:language="ca" fo:country="ES"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1"><draw:image xlink:href="Pictures/10000000000000C3000000A2EF0D2EE19FDDA8F1.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text:span><text:bookmark-start text:name="codi"/><text:span text:style-name="MT2">A</text:span><text:bookmark-end text:name="codi"/><text:span text:style-name="MT3">505</text:span></text:p>
                  </table:table-cell>
                  <table:table-cell table:style-name="Taula1.A1" office:value-type="string">
                    <text:p text:style-name="MP6">Activitat <text:span text:style-name="MT4">A505</text:span></text:p>
                  </table:table-cell>
                  <table:table-cell table:style-name="Taula1.B1.3.1" office:value-type="string" table:protected="true">
                    <text:p text:style-name="MP7"><text:span text:style-name="MT5">Pàgina </text:span><text:span text:style-name="MT6"><text:page-number text:select-page="current">2</text:page-number></text:span><text:span text:style-name="Page_20_Number"><text:span text:style-name="MT6"> de </text:span></text:span><text:span text:style-name="MT6"><text:page-count style:num-format="1">2</text:page-count></text:span></text:p>
                  </table:table-cell>
                </table:table-row>
                <table:table-row table:style-name="Taula1.B1.2">
                  <table:table-cell table:style-name="Taula1.A1" office:value-type="string">
                    <text:p text:style-name="MP8">Versió: 0<text:span text:style-name="MT7">1</text:span></text:p>
                  </table:table-cell>
                  <table:table-cell table:style-name="Taula1.A1" office:value-type="string">
                    <text:p text:style-name="MP9">Informe de lliurament </text:p>
                  </table:table-cell>
                  <table:table-cell table:style-name="Taula1.B1.3.1" office:value-type="string">
                    <text:p text:style-name="MP10"><text:bookmark text:name="__DdeLink__836_91317054"/></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draw:frame draw:style-name="Mfr2" draw:name="gràfics3" text:anchor-type="char" svg:x="-0.801cm" svg:y="0.049cm" svg:width="0.651cm" svg:height="0.753cm" draw:z-index="0"><draw:image xlink:href="Pictures/20000007000069D500007A9454F70196064D97A0.wmf" xlink:type="simple" xlink:show="embed" xlink:actuate="onLoad"/><draw:contour-polygon svg:width="196.434cm" svg:height="210.892cm" svg:viewBox="0 0 196434 210892" draw:points="-7521,0 -7521,210892 188913,210892 188913,0" draw:recreate-on-edit="false"/></draw:frame>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5316F5EFE5CCB622.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8">71</text:span></text:p>
                  </table:table-cell>
                  <table:table-cell table:style-name="Taula3.A1" office:value-type="string">
                    <text:p text:style-name="MP16">Exercici d'avaluació contínua 1</text:p>
                  </table:table-cell>
                  <table:table-cell table:style-name="Taula3.B1.3.1" office:value-type="string" table:protected="true">
                    <text:p text:style-name="MP7"><text:span text:style-name="MT5">Pàgina </text:span><text:span text:style-name="MT6"><text:page-number text:select-page="current">0</text:page-number></text:span><text:span text:style-name="Page_20_Number"><text:span text:style-name="MT6"> de </text:span></text:span><text:span text:style-name="MT6"><text:page-count style:num-format="1">2</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17">225XM03B2_EAC4_Enunciat_1213S1</text:p>
                    <text:p text:style-name="MP18"/>
                  </table:table-cell>
                  <table:table-cell table:style-name="Taula3.B1.3.1" office:value-type="string">
                    <text:p text:style-name="MP7"><text:span text:style-name="MT8">Lliurament: </text:span><text:bookmark-start text:name="__DdeLink__1857_984997732"/><text:span text:style-name="MT8">12</text:span><text:span text:style-name="MT9">/10/2012</text:span><text:bookmark-end text:name="__DdeLink__1857_984997732"/></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 LibreOffice_project/00m0$Build-2</meta:generator>
    <meta:initial-creator>Pilar Bertrans</meta:initial-creator>
    <meta:creation-date>2011-07-26T20:32:45.570000000</meta:creation-date>
    <dc:language>es-ES</dc:language>
    <meta:editing-cycles>346</meta:editing-cycles>
    <meta:editing-duration>P5DT3H3M40S</meta:editing-duration>
    <dc:date>2016-02-22T14:55:04.571549854</dc:date>
    <meta:document-statistic meta:table-count="2" meta:image-count="3" meta:object-count="0" meta:page-count="2" meta:paragraph-count="45" meta:word-count="325" meta:character-count="2181" meta:non-whitespace-character-count="1899"/>
    <meta:user-defined meta:name="Info 1"/>
    <meta:user-defined meta:name="Info 2"/>
    <meta:user-defined meta:name="Info 3"/>
    <meta:user-defined meta:name="Info 4"/>
  </office:meta>
</office:document-meta>
</file>